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f0985" style:font-size-asian="14pt" style:font-size-complex="16pt"/>
    </style:style>
    <style:style style:name="P2" style:family="paragraph" style:parent-style-name="Standard">
      <style:text-properties officeooo:paragraph-rsid="000f0985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officeooo:paragraph-rsid="000ddeb3"/>
    </style:style>
    <style:style style:name="P4" style:family="paragraph" style:parent-style-name="Text_20_body">
      <style:text-properties fo:font-size="16pt" officeooo:paragraph-rsid="000ddeb3" style:font-size-asian="14pt" style:font-size-complex="16pt"/>
    </style:style>
    <style:style style:name="P5" style:family="paragraph" style:parent-style-name="Standard">
      <style:text-properties fo:font-size="16pt" officeooo:rsid="000ddeb3" officeooo:paragraph-rsid="000ddeb3" style:font-size-asian="14pt" style:font-size-complex="16pt"/>
    </style:style>
    <style:style style:name="P6" style:family="paragraph" style:parent-style-name="Standard">
      <style:text-properties fo:font-size="14pt" officeooo:rsid="000ddeb3" officeooo:paragraph-rsid="000ddeb3" style:font-size-asian="14pt" style:font-size-complex="14pt"/>
    </style:style>
    <style:style style:name="P7" style:family="paragraph" style:parent-style-name="Standard">
      <style:text-properties officeooo:rsid="000ddeb3" officeooo:paragraph-rsid="000ddeb3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000000" fo:font-size="16pt" fo:font-style="normal" officeooo:rsid="000ddeb3" officeooo:paragraph-rsid="000ddeb3" fo:background-color="transparent" style:font-size-asian="14pt" style:font-style-asian="normal" style:font-size-complex="16pt" style:font-style-complex="normal"/>
    </style:style>
    <style:style style:name="T1" style:family="text">
      <style:text-properties officeooo:rsid="000ddeb3"/>
    </style:style>
    <style:style style:name="T2" style:family="text">
      <style:text-properties fo:font-style="normal" fo:font-weight="normal" officeooo:rsid="000ddeb3" style:font-size-asian="16pt" style:font-style-asian="normal" style:font-weight-asian="normal" style:font-style-complex="normal" style:font-weight-complex="normal"/>
    </style:style>
    <style:style style:name="T3" style:family="text">
      <style:text-properties fo:color="#000000" fo:font-size="16pt" fo:font-style="normal" officeooo:rsid="000ddeb3" fo:background-color="transparent" style:font-size-asian="14pt" style:font-style-asian="normal" style:font-size-complex="16pt" style:font-style-complex="normal"/>
    </style:style>
    <style:style style:name="T4" style:family="text">
      <style:text-properties fo:color="#000000" fo:font-size="14pt" fo:font-style="normal" officeooo:rsid="000ddeb3" fo:background-color="transparent" style:font-size-asian="14pt" style:font-style-asian="normal" style:font-size-complex="14pt" style:font-style-complex="normal"/>
    </style:style>
    <style:style style:name="T5" style:family="text">
      <style:text-properties fo:color="#000000" fo:font-size="14pt" fo:font-style="normal" officeooo:rsid="000ea7ec" fo:background-color="transparent" style:font-size-asian="14pt" style:font-style-asian="normal" style:font-size-complex="14pt" style:font-style-complex="normal"/>
    </style:style>
    <style:style style:name="T6" style:family="text">
      <style:text-properties fo:font-size="14pt" officeooo:rsid="000ddeb3" style:font-size-asian="14pt" style:font-size-complex="14pt"/>
    </style:style>
    <style:style style:name="T7" style:family="text">
      <style:text-properties fo:font-size="14pt" officeooo:rsid="000f0985" style:font-size-asian="14pt" style:font-size-complex="14pt"/>
    </style:style>
    <style:style style:name="T8" style:family="text">
      <style:text-properties fo:font-size="14pt" style:font-size-complex="14pt"/>
    </style:style>
    <style:style style:name="T9" style:family="text">
      <style:text-properties fo:font-size="14pt" officeooo:rsid="000ddeb3" style:font-size-complex="14pt"/>
    </style:style>
    <style:style style:name="T10" style:family="text">
      <style:text-properties fo:font-size="14pt" officeooo:rsid="000f0985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Шир</text:p>
      <text:p text:style-name="P3"><text:span text:style-name="T3"><text:s/></text:span><text:span text:style-name="T4">Населён исключительно хоббитами и расположен в северо-западной части Средиземья, в </text:span><text:a xlink:type="simple" xlink:href="http://ru.wikipedia.org/wiki/Эриадор">Эриадоре</text:a><text:span text:style-name="T4">, на территории королевства </text:span><text:a xlink:type="simple" xlink:href="http://ru.wikipedia.org/wiki/Арнор">Арнор</text:a><text:span text:style-name="T4">. Согласно Толкину, протяжённость Шира от Дальних Увалов на западе до Брендивайнского моста на востоке 40 лиг (193 км), а от северных болот до южных топей— 50 лиг ( 241 км). </text:span><text:span text:style-name="T5">Именно из Шира начал свое путешествие Фродо Беггинс вместе с Семом (Семуайз Гэмджи), встретив по дороге к Пригорью (Бри) Мерри (Мериадок Брендискок), Пиппина (Перегрин Тук). </text:span></text:p>
      <text:p text:style-name="P8"/>
      <text:p text:style-name="P5"/>
      <text:p text:style-name="P1"><text:span text:style-name="T1">2. </text:span><text:span text:style-name="T2">Пригорье (Брыль, Бри)</text:span></text:p>
      <text:p text:style-name="P2"><text:span text:style-name="T6"><text:s/></text:span><text:span text:style-name="T7">К</text:span><text:span text:style-name="T6">рупнейшее человеческое поселение времён Третьей Эпохи в </text:span><text:a xlink:type="simple" xlink:href="http://ru.wikipedia.org/wiki/Эриадор"><text:span text:style-name="T6">Эриадоре</text:span></text:a><text:span text:style-name="T6">. <text:s/></text:span><text:span text:style-name="T9">Пригорье располагается на пересечении двух дорог — Великого Западного Тракта и </text:span><text:a xlink:type="simple" xlink:href="http://ru.wikipedia.org/w/index.php?title=Зеленый_Тракт_%28Средиземье%29&amp;action=edit&amp;redlink=1"><text:span text:style-name="T9">Зелёного Тракта</text:span></text:a><text:span text:style-name="T9">, к северо-востоку от </text:span><text:a xlink:type="simple" xlink:href="http://ru.wikipedia.org/wiki/Шир"><text:span text:style-name="T9">Шира</text:span></text:a><text:span text:style-name="T9"> и к югу от руин </text:span><text:a xlink:type="simple" xlink:href="http://ru.wikipedia.org/wiki/Форност"><text:span text:style-name="T9">Форноста</text:span></text:a><text:span text:style-name="T6">. </text:span><text:span text:style-name="T7">Здесь Фродо со спутниками договорились встретиться с Гендальфом, однако в это время он был заточен в плену у Сарумана. Но,тем не менее здесь произошла не менее важная встреча со следопытом по прозвищу Странник , с наследным Королем Гондора </text:span><text:span text:style-name="T6"><text:s/>— </text:span><text:span text:style-name="T7">с Арагорном. Он не только спас хоббитов от гибели,но и проводил в Ривенделл.</text:span></text:p>
      <text:p text:style-name="P5"/>
      <text:p text:style-name="P5"/>
      <text:p text:style-name="P5">3. Ривенделл</text:p>
      <text:p text:style-name="P4"><text:span text:style-name="T9">Ривенделл находится на севере </text:span><text:a xlink:type="simple" xlink:href="http://ru.wikipedia.org/wiki/Эрегион"><text:span text:style-name="T9">Эрегиона</text:span></text:a><text:span text:style-name="T9"> (старое название — Холлин), на юг от плато Эттенблат (называемого также Троллистым из-за обитающих там троллей), к западу от Мглистых гор и к востоку от реки Гремучей. </text:span><text:span text:style-name="T8">Поросшие вереском плоскогорья скрыва</text:span><text:span text:style-name="T10">ют</text:span><text:span text:style-name="T8"> его от посторонних глаз. </text:span></text:p>
      <text:p text:style-name="P6"/>
      <text:p text:style-name="P5"/>
      <text:p text:style-name="P5"/>
      <text:p text:style-name="P5">4. Мория</text:p>
      <text:p text:style-name="P5"/>
      <text:p text:style-name="P5"/>
      <text:p text:style-name="P5">5. Лотлориэн</text:p>
      <text:p text:style-name="P5">6. река Андуин</text:p>
      <text:p text:style-name="P5">7. лес Фангорн</text:p>
      <text:p text:style-name="P5">8. Рохан</text:p>
      <text:p text:style-name="P5">9. Изенгард</text:p>
      <text:p text:style-name="P5">10. Гондор</text:p>
      <text:p text:style-name="P5">11. Мордор</text:p>
      <text:p text:style-name="P5">12. Валинор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10:14</meta:creation-date>
    <meta:editing-duration>PT3H27M59S</meta:editing-duration>
    <meta:editing-cycles>2</meta:editing-cycles>
    <meta:generator>LibreOffice/4.0.2.2$Linux_X86_64 LibreOffice_project/400m0$Build-2</meta:generator>
    <meta:initial-creator>alexandra </meta:initial-creator>
    <dc:date>2014-06-30T22:53:19</dc:date>
    <dc:creator>alexandra </dc:creator>
    <meta:document-statistic meta:table-count="0" meta:image-count="0" meta:object-count="0" meta:page-count="2" meta:paragraph-count="15" meta:word-count="218" meta:character-count="1419" meta:non-whitespace-character-count="1207"/>
  </office:meta>
</office:document-meta>
</file>